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Inter" svg:font-family="Inter, apple-system, BlinkMacSystemFont, 'Segoe UI', Roboto, Helvetica, Arial, sans-serif, 'Apple Color Emoji', 'Segoe UI Emoji', 'Segoe UI Symbol'"/>
    <style:font-face style:name="Liberation Sans" svg:font-family="'Liberation Sans'" style:font-family-generic="swiss" style:font-pitch="variable"/>
    <style:font-face style:name="Liberation Serif" svg:font-family="'Liberation Serif'" style:font-family-generic="roman" style:font-pitch="variable"/>
    <style:font-face style:name="Linux Libertine Display G" svg:font-family="'Linux Libertine Display G'"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start" style:justify-single-word="false"/>
    </style:style>
    <style:style style:name="P2" style:family="paragraph" style:list-style-name="L1"/>
    <style:style style:name="T1" style:family="text">
      <style:text-properties fo:font-variant="normal" fo:text-transform="none" fo:color="#2e2f30" loext:opacity="100%" style:font-name="Inter" fo:font-size="12pt" fo:letter-spacing="normal" fo:font-style="normal" fo:font-weight="normal"/>
    </style:style>
    <style:style style:name="T2" style:family="text">
      <style:text-properties fo:font-variant="normal" fo:text-transform="none" fo:color="#2e2f30" loext:opacity="100%" fo:font-size="12pt" fo:letter-spacing="normal" fo:font-style="normal" fo:font-weight="normal"/>
    </style:style>
    <style:style style:name="T3" style:family="text">
      <style:text-properties fo:font-variant="normal" fo:text-transform="none" fo:color="#2e2f30" loext:opacity="100%" style:font-name="Linux Libertine Display G" fo:font-size="12pt" fo:letter-spacing="normal" fo:font-style="normal" fo:font-weight="normal"/>
    </style:style>
    <style:style style:name="T4" style:family="text">
      <style:text-properties fo:font-variant="normal" fo:text-transform="none" fo:color="#006ce3" loext:opacity="100%" style:text-line-through-style="none" style:text-line-through-type="none" style:font-name="Inter" fo:font-size="12pt" fo:letter-spacing="normal" fo:font-style="normal" style:text-underline-style="none" fo:font-weight="normal" style:text-blinking="false" fo:background-color="transparent" loext:char-shading-value="0"/>
    </style:style>
    <style:style style:name="T5" style:family="text">
      <style:text-properties fo:font-variant="normal" fo:text-transform="none" fo:color="#006ce3" loext:opacity="100%" style:text-line-through-style="none" style:text-line-through-type="none" fo:font-size="12pt" fo:letter-spacing="normal" fo:font-style="normal" style:text-underline-style="none" fo:font-weight="normal" style:text-blinking="false" fo:background-color="transparent" loext:char-shading-value="0"/>
    </style:style>
    <style:style style:name="T6" style:family="text">
      <style:text-properties fo:font-variant="normal" fo:text-transform="none" fo:color="#006ce3" loext:opacity="100%" style:text-line-through-style="none" style:text-line-through-type="none" style:font-name="Linux Libertine Display G" fo:font-size="12pt" fo:letter-spacing="normal" fo:font-style="normal" style:text-underline-style="none" fo:font-weight="normal" style:text-blinking="false" fo:background-color="transparent" loext:char-shading-value="0"/>
    </style:style>
    <style:style style:name="T7" style:family="text">
      <style:text-properties style:font-name="Linux Libertine Display G"/>
    </style:style>
    <style:style style:name="T8" style:family="text">
      <style:text-properties officeooo:rsid="0008bd1c"/>
    </style:style>
    <text:list-style style:name="L1">
      <text:list-level-style-number text:level="1" text:style-name="Numbering_20_Symbols" loext:num-list-format="%1%." style:num-suffix="." style:num-format="1">
        <style:list-level-properties text:space-before="1.251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PHP, acrónimo recursivo de PHP: Hypertext Preprocessor, es un lenguaje de programación de código abierto especialmente adecuado para el desarrollo web y que puede ser incrustado en HTML.</text:p>
      <text:list text:style-name="L1">
        <text:list-item>
          <text:p text:style-name="Text_20_body">Wikipedia: PHP, https://es.wikipedia.org/wiki/PHP</text:p>
        </text:list-item>
        <text:list-item>
          <text:p text:style-name="Text_20_body">Documentación oficial: ¿Qué es PHP?, https://www.php.net/manual/es/intro-whatcando.php</text:p>
        </text:list-item>
        <text:list-item>
          <text:p text:style-name="Text_20_body">W3Schools: PHP Introducción, https://www.w3schools.com/php/php_intro.asp</text:p>
        </text:list-item>
        <text:list-item>
          <text:p text:style-name="Text_20_body">Tutorialspoint: Introducción a PHP, https://www.tutorialspoint.com/php/php_introduction.htm</text:p>
        </text:list-item>
        <text:list-item>
          <text:p text:style-name="Text_20_body">Codecademy: Aprender PHP, https://www.codecademy.com/learn/learn-php</text:p>
        </text:list-item>
      </text:list>
      <text:p text:style-name="P1">PHP (Hypertext Preprocessor) <text:span text:style-name="T8">este lenguaje de scripting de lado del</text:span> servidor <text:span text:style-name="T8">es </text:span>ampliamente utilizado para el desarrollo web, <text:span text:style-name="T8">creado </text:span>en 1994. Rasmus Lerdorf creó la primera versión de PHP como un conjunto de scripts Common Gateway Interface (CGI) para realizar un seguimiento de los visitantes de su sitio web personal. En 1995 Lerdorf liberó el código fuente de PHP y lo llamó "Personal Home Page Tools (PHP Tools)", en 1997 dos desarrolladores, Andi Gutmans y Zeev Suraski, reescriben el núcleo de PHP y crean la primera versión de PHP 3. En 1998 Se publica la primera versión estable de PHP, PHP 3 y para el 2000 Se publica PHP 4 con mejores prestaciones y características. En 2004 se lanza PHP 5 con muchas mejoras, incluyendo soporte para programación orientada a objetos (POO) y mejor manejo de errores. En 2010, tras algunos percances PHP 5.3 fue lanzado con muchas nuevas características, incluyendo espacios de nombres y cierres que mejoraron la experiencia, y para el 2012 se lanza PHP 5.4 que realiza mejoras de rendimiento y nuevas características de seguridad. En 2015 PHP 7 fue lanzado con mejoras significativas en el rendimiento, nuevas características y soporte para sistemas de 64 bits. Actualmente tras el lanzamiento de PHP 7.3 <text:s/>en 2018 se ha mantenido con características y mejoras de rendimiento y seguridad muy eficientes y estables. Hoy en día, PHP es ampliamente utilizado para el desarrollo web, con más del 80% de los sitios web en Internet utilizando PHP. Su naturaleza de código abierto y su facilidad de uso lo han convertido en una opción popular para los desarrolladores.<text:line-break/>Fuente: "A Brief History of PHP" por Andi Gutmans, disponible en https://www.php.net/manual/en/history.php.php<text:line-break/></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Inter" svg:font-family="Inter, apple-system, BlinkMacSystemFont, 'Segoe UI', Roboto, Helvetica, Arial, sans-serif, 'Apple Color Emoji', 'Segoe UI Emoji', 'Segoe UI Symbol'"/>
    <style:font-face style:name="Liberation Sans" svg:font-family="'Liberation Sans'" style:font-family-generic="swiss" style:font-pitch="variable"/>
    <style:font-face style:name="Liberation Serif" svg:font-family="'Liberation Serif'" style:font-family-generic="roman" style:font-pitch="variable"/>
    <style:font-face style:name="Linux Libertine Display G" svg:font-family="'Linux Libertine Display G'"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CO"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CO"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4-28T01:54:17.054000000</meta:creation-date>
    <dc:date>2023-04-28T02:10:42.117000000</dc:date>
    <meta:editing-duration>PT16M25S</meta:editing-duration>
    <meta:editing-cycles>1</meta:editing-cycles>
    <meta:document-statistic meta:table-count="0" meta:image-count="0" meta:object-count="0" meta:page-count="1" meta:paragraph-count="7" meta:word-count="333" meta:character-count="2277" meta:non-whitespace-character-count="1954"/>
    <meta:generator>LibreOffice/7.5.1.2$Windows_X86_64 LibreOffice_project/fcbaee479e84c6cd81291587d2ee68cba099e129</meta:generator>
  </office:meta>
</office:document-meta>
</file>